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</office:font-face-decls>
  <office:automatic-styles>
    <style:style style:name="P1" style:family="paragraph" style:parent-style-name="Standard">
      <style:text-properties style:font-name="Sorazora" officeooo:rsid="000d5957" officeooo:paragraph-rsid="000d5957"/>
    </style:style>
    <style:style style:name="P2" style:family="paragraph" style:parent-style-name="Text_20_body">
      <style:text-properties style:font-name="Sorazora" officeooo:rsid="000d5957" officeooo:paragraph-rsid="000d5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  <text:p text:style-name="P2">u&amp;i would go great together!</text:p>
      <text:p text:style-name="P2">good grief &amp; pancakes…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3T22:27:58.372000000</meta:creation-date>
    <dc:date>2023-01-13T22:32:17.540000000</dc:date>
    <meta:editing-duration>PT4M19S</meta:editing-duration>
    <meta:editing-cycles>1</meta:editing-cycles>
    <meta:document-statistic meta:table-count="0" meta:image-count="0" meta:object-count="0" meta:page-count="1" meta:paragraph-count="3" meta:word-count="10" meta:character-count="56" meta:non-whitespace-character-count="49"/>
    <meta:generator>LibreOffice/7.3.5.2$Windows_X86_64 LibreOffice_project/184fe81b8c8c30d8b5082578aee2fed2ea847c01</meta:generator>
  </office:meta>
</office:document-meta>
</file>